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06aec1" style:font-size-asian="18pt" style:font-size-complex="18pt"/>
    </style:style>
    <style:style style:name="P2" style:family="paragraph" style:parent-style-name="Standard">
      <style:text-properties fo:font-size="22pt" officeooo:paragraph-rsid="0006aec1" style:font-size-asian="22pt" style:font-size-complex="22pt"/>
    </style:style>
    <style:style style:name="P3" style:family="paragraph" style:parent-style-name="Standard">
      <style:text-properties fo:font-size="20pt" fo:font-weight="bold" officeooo:paragraph-rsid="0006aec1" style:font-size-asian="17.5pt" style:font-weight-asian="bold" style:font-size-complex="20pt" style:font-weight-complex="bold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.25in" fo:margin-right="0in" fo:text-indent="0in" style:auto-text-indent="false"/>
    </style:style>
    <style:style style:name="P6" style:family="paragraph" style:parent-style-name="Text_20_body">
      <style:paragraph-properties fo:margin-left="0.25in" fo:margin-right="0in" fo:text-indent="0in" style:auto-text-indent="false"/>
      <style:text-properties fo:language="en" fo:country="GB"/>
    </style:style>
    <style:style style:name="P7" style:family="paragraph" style:parent-style-name="Text_20_body">
      <style:paragraph-properties fo:margin-left="0.5in" fo:margin-right="0in" fo:text-indent="0in" style:auto-text-indent="false"/>
      <style:text-properties fo:language="en" fo:country="GB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language="en" fo:country="GB"/>
    </style:style>
    <style:style style:name="P9" style:family="paragraph" style:parent-style-name="Text_20_body">
      <style:paragraph-properties fo:margin-left="0.25in" fo:margin-right="0in" fo:text-indent="0in" style:auto-text-indent="false"/>
      <style:text-properties fo:language="en" fo:country="US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language="en" fo:country="US"/>
    </style:style>
    <style:style style:name="P11" style:family="paragraph" style:parent-style-name="Text_20_body">
      <style:text-properties fo:font-size="18pt" officeooo:paragraph-rsid="0006aec1" style:font-size-asian="18pt" style:font-size-complex="18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italic"/>
    </style:style>
    <style:style style:name="T3" style:family="text">
      <style:text-properties fo:language="en" fo:country="GB" fo:font-style="italic" fo:font-weight="bold"/>
    </style:style>
    <style:style style:name="T4" style:family="text">
      <style:text-properties fo:language="en" fo:country="US"/>
    </style:style>
    <style:style style:name="T5" style:family="text">
      <style:text-properties fo:font-size="18pt" fo:language="en" fo:country="GB" fo:font-style="italic" style:font-size-asian="18pt" style:font-size-complex="18pt"/>
    </style:style>
    <style:style style:name="T6" style:family="text">
      <style:text-properties fo:font-size="18pt" fo:language="en" fo:country="GB" fo:font-style="italic" fo:font-weight="bold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1">  <text:span text:style-name="T2">Growth Mindset</text:span><text:span text:style-name="T3">:</text:span></text:p>
      <text:p text:style-name="P6">Believes in development, with learning and attention</text:p>
      <text:p text:style-name="P9">Problems and mistakes lead to development.</text:p>
      <text:p text:style-name="P4">        <text:span text:style-name="T1">Feedback as a tool for improvement.</text:span></text:p>
      <text:p text:style-name="P6">He is persistent in achieving his goals.</text:p>
      <text:p text:style-name="P5"> <text:span text:style-name="T5">Fixed Mindset</text:span><text:span text:style-name="T6">:</text:span></text:p>
      <text:p text:style-name="P7">Believes abilities are innate and unchangeable.</text:p>
      <text:p text:style-name="P7">Avoids challenges to prevent failure.</text:p>
      <text:p text:style-name="P7">Sees mistakes as evidence of limitations.</text:p>
      <text:p text:style-name="P7">Rejects feedback as a personal attack.</text:p>
      <text:p text:style-name="P7">Gives up easily when faced with obstacles.</text:p>
      <text:p text:style-name="P4"> </text:p>
      <text:p text:style-name="P4"> </text:p>
      <text:p text:style-name="P8">1. What do I think I am good at?</text:p>
      <text:p text:style-name="P4"><text:span text:style-name="T1">1. I think  </text:span><text:span text:style-name="T4">my orientation skills are good, this also  help me not to feel lost somewhere where I never been before. I think it’s could be also used by learning new things.</text:span></text:p>
      <text:p text:style-name="P10">2. Why do I think I became good at it?</text:p>
      <text:p text:style-name="P8">2. I always loved geography in the school and the nature also, I’m always looking around and trying to memorize something different on the way.  I would say ”nature talented”.</text:p>
      <text:p text:style-name="P8">3.What do I think I’m bad at? </text:p>
      <text:p text:style-name="P8">3. Math is not my strength and I let’s say I focus a bit harder.</text:p>
      <text:p text:style-name="P8">4. Why do I think I am bat at it?</text:p>
      <text:p text:style-name="P8">4. For me is math a bit lonely, of course there are interesting parts of it. I just can’t say an example­ .  (…)</text:p>
      <text:p text:style-name="P8">5. Why do I think I will become good at programming?</text:p>
      <text:p text:style-name="P8">5. I have all the stuff and the right people around (friends &amp; family members) to became a good programmer, I have just once in my life to sit down and learn it!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8:14:39.978055868</meta:creation-date>
    <dc:date>2024-11-04T18:22:44.277336697</dc:date>
    <meta:editing-duration>PT8M4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23" meta:word-count="243" meta:character-count="1285" meta:non-whitespace-character-count="1046"/>
  </office:meta>
</office:document-meta>
</file>